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06e0c" draw:fill-color="#ffffa6" draw:textarea-horizontal-align="justify" draw:textarea-vertical-align="middle" draw:auto-grow-height="false" fo:min-height="4.45cm" fo:min-width="2.6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cm"/>
      <style:paragraph-properties style:writing-mode="lr-tb"/>
    </style:style>
    <style:style style:name="gr3" style:family="graphic" style:parent-style-name="objectwithoutfill">
      <style:graphic-properties svg:stroke-width="0.053cm" svg:stroke-color="#706e0c" draw:marker-start="Arrowheads_20_2" draw:marker-start-width="0.381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textarea-horizontal-align="justify" draw:textarea-vertical-align="middle" draw:auto-grow-height="false" fo:min-height="0.785cm" fo:min-width="2.8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7" style:family="graphic" style:parent-style-name="standard">
      <style:graphic-properties svg:stroke-color="#1e6a39" draw:fill-color="#afd095" draw:textarea-horizontal-align="justify" draw:textarea-vertical-align="middle" draw:auto-grow-height="false" fo:min-height="4.512cm" fo:min-width="0.557cm"/>
    </style:style>
    <style:style style:name="gr8" style:family="graphic" style:parent-style-name="standard">
      <style:graphic-properties draw:fill-color="#999999" draw:textarea-horizontal-align="justify" draw:textarea-vertical-align="middle" draw:auto-grow-height="false" fo:min-height="1.338cm" fo:min-width="1.4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6cm"/>
      <style:paragraph-properties style:writing-mode="lr-tb"/>
    </style:style>
    <style:style style:name="gr10" style:family="graphic" style:parent-style-name="objectwithoutfill">
      <style:graphic-properties svg:stroke-width="0.053cm" svg:stroke-color="#706e0c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4cm" fo:min-width="1.42cm"/>
      <style:paragraph-properties style:writing-mode="lr-tb"/>
    </style:style>
    <style:style style:name="gr12" style:family="graphic" style:parent-style-name="standard">
      <style:graphic-properties svg:stroke-width="0.106cm" svg:stroke-color="#784b04" draw:marker-start-width="0.358cm" draw:marker-end-width="0.358cm" draw:fill="none" draw:textarea-horizontal-align="justify" draw:textarea-vertical-align="middle" draw:auto-grow-height="false" fo:min-height="16.473cm" fo:min-width="11.461cm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3cm" fo:min-width="3.66cm"/>
      <style:paragraph-properties style:writing-mode="lr-tb"/>
    </style:style>
    <style:style style:name="P1" style:family="paragraph">
      <loext:graphic-properties draw:fill-color="#ffffa6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afd095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style:text-properties style:font-name="DejaVu Sans Mono1"/>
    </style:style>
    <style:style style:name="P8" style:family="paragraph">
      <loext:graphic-properties draw:fill="none" draw:fill-color="#ffffff"/>
      <style:paragraph-properties style:writing-mode="lr-tb"/>
      <style:text-properties fo:color="#706e0c" loext:opacity="100%" style:font-name="DejaVu Sans Mono1" fo:font-size="14pt" style:font-size-asian="14pt" style:font-size-complex="14pt"/>
    </style:style>
    <style:style style:name="P9" style:family="paragraph">
      <style:text-properties style:font-name="DejaVu Sans Mono1" fo:font-size="16pt" style:font-size-asian="16pt" style:font-size-complex="16pt"/>
    </style:style>
    <style:style style:name="P10" style:family="paragraph">
      <loext:graphic-properties draw:fill="none" draw:fill-color="#ffffff"/>
      <style:paragraph-properties style:writing-mode="lr-tb"/>
      <style:text-properties fo:color="#706e0c" loext:opacity="100%" style:font-name="DejaVu Sans Mono1" fo:font-size="16pt" style:font-size-asian="16pt" style:font-size-complex="16pt"/>
    </style:style>
    <style:style style:name="T1" style:family="text">
      <style:text-properties fo:color="#706e0c" loext:opacity="100%" style:font-name="DejaVu Sans Mono1" fo:font-size="14pt" style:font-size-asian="14pt" style:font-size-complex="14pt"/>
    </style:style>
    <style:style style:name="T2" style:family="text">
      <style:text-properties fo:color="#706e0c" loext:opacity="100%" style:font-name="DejaVu Sans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4.7cm" svg:x="8.392cm" svg:y="5.9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9cm" svg:height="0.962cm" svg:x="8.635cm" svg:y="6.227cm">
          <draw:text-box>
            <text:p>storage </text:p>
          </draw:text-box>
        </draw:frame>
        <draw:line draw:style-name="gr3" draw:text-style-name="P3" draw:layer="layout" svg:x1="10.779cm" svg:y1="12.555cm" svg:x2="13.7cm" svg:y2="12.747cm">
          <text:p/>
        </draw:line>
        <draw:line draw:style-name="gr3" draw:text-style-name="P3" draw:layer="layout" svg:x1="9.572cm" svg:y1="10.842cm" svg:x2="9.407cm" svg:y2="12.249cm">
          <text:p/>
        </draw:line>
        <draw:custom-shape draw:style-name="gr4" draw:text-style-name="P4" draw:layer="layout" svg:width="3.318cm" svg:height="1.035cm" svg:x="14.022cm" svg:y="12.4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427cm" svg:height="0.962cm" svg:x="14.015cm" svg:y="12.412cm">
          <draw:text-box>
            <text:p>frontend B</text:p>
          </draw:text-box>
        </draw:frame>
        <draw:custom-shape draw:style-name="gr4" draw:text-style-name="P4" draw:layer="layout" svg:width="3.318cm" svg:height="1.035cm" svg:x="7.322cm" svg:y="12.4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389cm" svg:height="0.962cm" svg:x="7.273cm" svg:y="12.455cm">
          <draw:text-box>
            <text:p>frontend A</text:p>
          </draw:text-box>
        </draw:frame>
        <draw:custom-shape draw:style-name="gr7" draw:text-style-name="P5" draw:layer="layout" svg:width="1.057cm" svg:height="4.762cm" svg:x="12.425cm" svg:y="15.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57cm" svg:height="4.762cm" svg:x="7.563cm" svg:y="15.73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427cm" svg:height="0.962cm" draw:transform="rotate (1.5707963267949) translate (7.612cm 19.242cm)">
          <draw:text-box>
            <text:p>node A</text:p>
          </draw:text-box>
        </draw:frame>
        <draw:custom-shape draw:style-name="gr8" draw:text-style-name="P6" draw:layer="layout" svg:width="1.905cm" svg:height="1.588cm" svg:x="1.952cm" svg:y="12.4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766cm" svg:height="0.962cm" svg:x="2.074cm" svg:y="12.655cm">
          <draw:text-box>
            <text:p>user</text:p>
          </draw:text-box>
        </draw:frame>
        <draw:line draw:style-name="gr10" draw:text-style-name="P3" draw:layer="layout" svg:x1="3.997cm" svg:y1="12.887cm" svg:x2="7.032cm" svg:y2="13.065cm">
          <text:p/>
        </draw:line>
        <draw:frame draw:style-name="gr11" draw:text-style-name="P8" draw:layer="layout" svg:width="4.058cm" svg:height="0.934cm" draw:transform="rotate (1.5707963267949) translate (4.554cm 14.308cm)">
          <draw:text-box>
            <text:p text:style-name="P7"><text:span text:style-name="T1">ssh protocol</text:span></text:p>
          </draw:text-box>
        </draw:frame>
        <draw:custom-shape draw:style-name="gr12" draw:text-style-name="P3" draw:layer="layout" svg:width="12.065cm" svg:height="16.827cm" svg:x="5.762cm" svg:y="4.175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4.16cm" svg:height="0.962cm" svg:x="10.34cm" svg:y="4.435cm">
          <draw:text-box>
            <text:p>GRID</text:p>
          </draw:text-box>
        </draw:frame>
        <draw:frame draw:style-name="gr5" draw:text-style-name="P2" draw:layer="layout" svg:width="3.427cm" svg:height="0.962cm" draw:transform="rotate (1.5707963267949) translate (12.422cm 19.465cm)">
          <draw:text-box>
            <text:p>node B</text:p>
          </draw:text-box>
        </draw:frame>
        <draw:line draw:style-name="gr3" draw:text-style-name="P3" draw:layer="layout" svg:x1="14.017cm" svg:y1="17.192cm" svg:x2="15.605cm" svg:y2="13.7cm">
          <text:p/>
        </draw:line>
        <draw:line draw:style-name="gr3" draw:text-style-name="P3" draw:layer="layout" svg:x1="9.018cm" svg:y1="18.392cm" svg:x2="12.112cm" svg:y2="18.145cm">
          <text:p/>
        </draw:line>
        <draw:frame draw:style-name="gr11" draw:text-style-name="P10" draw:layer="layout" svg:width="5.582cm" svg:height="0.934cm" svg:x="9.292cm" svg:y="14.212cm">
          <draw:text-box>
            <text:p text:style-name="P9"><text:span text:style-name="T2">K</text:span><text:span text:style-name="T2">e</text:span><text:span text:style-name="T2">r</text:span><text:span text:style-name="T2">b</text:span><text:span text:style-name="T2">e</text:span><text:span text:style-name="T2">r</text:span><text:span text:style-name="T2">o</text:span><text:span text:style-name="T2">s </text:span><text:span text:style-name="T2">t</text:span><text:span text:style-name="T2">i</text:span><text:span text:style-name="T2">c</text:span><text:span text:style-name="T2">k</text:span><text:span text:style-name="T2">e</text:span><text:span text:style-name="T2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2-08T12:41:32.937582622</dc:date>
    <meta:editing-duration>PT25M</meta:editing-duration>
    <meta:editing-cycles>4</meta:editing-cycles>
    <meta:generator>LibreOffice/7.3.6.2$Linux_X86_64 LibreOffice_project/30$Build-2</meta:generator>
    <meta:document-statistic meta:object-count="21"/>
  </office:meta>
</office:document-meta>
</file>